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</style:style>
    <style:style style:name="P2" style:family="paragraph" style:parent-style-name="Header">
      <style:paragraph-properties fo:margin-top="0cm" fo:margin-bottom="0.282cm" loext:contextual-spacing="false" fo:text-align="center" style:justify-single-word="false"/>
    </style:style>
    <style:style style:name="P3" style:family="paragraph" style:parent-style-name="Header">
      <style:paragraph-properties fo:margin-top="0cm" fo:margin-bottom="0.282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Header">
      <style:paragraph-properties fo:margin-left="-0.203cm" fo:margin-right="0cm" fo:margin-top="0cm" fo:margin-bottom="0.282cm" loext:contextual-spacing="false" fo:text-indent="0cm" style:auto-text-indent="false"/>
    </style:style>
    <style:style style:name="P5" style:family="paragraph" style:parent-style-name="Header">
      <style:paragraph-properties fo:margin-left="0cm" fo:margin-right="-0.203cm" fo:margin-top="0cm" fo:margin-bottom="0.282cm" loext:contextual-spacing="false" fo:text-align="end" style:justify-single-word="false" fo:text-indent="0cm" style:auto-text-indent="false"/>
    </style:style>
    <style:style style:name="P6" style:family="paragraph" style:parent-style-name="No_20_Spacing">
      <style:text-properties fo:color="#000000" style:font-name="Calibri Light" fo:font-size="12pt" style:font-size-asian="12pt" style:font-name-complex="Calibri Light1" style:font-size-complex="12pt"/>
    </style:style>
    <style:style style:name="P7" style:family="paragraph" style:parent-style-name="No_20_Spacing">
      <style:text-properties fo:color="#000000" style:font-name="Calibri Light" fo:font-size="12pt" style:font-size-asian="12pt" style:font-name-complex="Calibri Light1" style:font-size-complex="12pt"/>
    </style:style>
    <style:style style:name="P8" style:family="paragraph" style:parent-style-name="No_20_Spacing">
      <style:text-properties fo:color="#000000" style:font-name="Calibri Light" fo:font-size="12pt" style:font-size-asian="12pt" style:font-name-complex="Calibri Light1" style:font-size-complex="12pt" style:font-weight-complex="bold"/>
    </style:style>
    <style:style style:name="P9" style:family="paragraph" style:parent-style-name="No_20_Spacing">
      <style:text-properties fo:color="#000000" style:font-name="Calibri Light" fo:font-size="12pt" style:text-underline-style="solid" style:text-underline-width="auto" style:text-underline-color="font-color" style:font-size-asian="12pt" style:font-name-complex="Calibri Light1" style:font-size-complex="12pt"/>
    </style:style>
    <style:style style:name="P10" style:family="paragraph" style:parent-style-name="No_20_Spacing">
      <style:text-properties fo:color="#9e0040" style:font-name="Calibri Light" fo:font-size="12pt" style:font-size-asian="12pt" style:font-name-complex="Calibri Light1" style:font-size-complex="12pt"/>
    </style:style>
    <style:style style:name="P11" style:family="paragraph" style:parent-style-name="No_20_Spacing">
      <style:paragraph-properties fo:text-align="justify" style:justify-single-word="false"/>
    </style:style>
    <style:style style:name="P12" style:family="paragraph" style:parent-style-name="No_20_Spacing">
      <style:paragraph-properties fo:line-height="108%" fo:text-align="justify" style:justify-single-word="false"/>
    </style:style>
    <style:style style:name="P13" style:family="paragraph" style:parent-style-name="No_20_Spacing">
      <style:paragraph-properties fo:line-height="150%"/>
    </style:style>
    <style:style style:name="P14" style:family="paragraph" style:parent-style-name="No_20_Spacing" style:master-page-name="Standard">
      <style:paragraph-properties style:page-number="auto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style:font-name="Calibri" fo:font-size="14pt" style:font-size-asian="14pt" style:font-name-complex="Calibri1" style:font-size-complex="14pt"/>
    </style:style>
    <style:style style:name="T3" style:family="text">
      <style:text-properties fo:color="#000000" style:font-name="Calibri Light" fo:font-size="12pt" style:font-size-asian="12pt" style:font-name-complex="Calibri Light1" style:font-size-complex="12pt"/>
    </style:style>
    <style:style style:name="T4" style:family="text">
      <style:text-properties fo:color="#000000" style:font-name="Calibri Light" fo:font-size="12pt" style:font-size-asian="12pt" style:font-name-complex="Calibri Light1" style:font-size-complex="12pt" style:font-weight-complex="bold"/>
    </style:style>
    <style:style style:name="T5" style:family="text">
      <style:text-properties fo:color="#000000" style:font-name="Calibri Light" fo:font-size="12pt" style:font-size-asian="12pt" style:font-name-complex="Calibri Light1" style:font-size-complex="12pt"/>
    </style:style>
    <style:style style:name="T6" style:family="text">
      <style:text-properties fo:color="#000000" style:font-name="Calibri Light" fo:font-size="12pt" style:font-size-asian="12pt" style:font-name-complex="Times New Roman" style:font-size-complex="12pt"/>
    </style:style>
    <style:style style:name="T7" style:family="text">
      <style:text-properties fo:color="#000000" style:font-name="Calibri Light" fo:font-size="12pt" fo:font-weight="bold" style:font-size-asian="12pt" style:font-weight-asian="bold" style:font-name-complex="Calibri Light1" style:font-size-complex="12pt" style:font-weight-complex="bold"/>
    </style:style>
    <style:style style:name="T8" style:family="text">
      <style:text-properties fo:color="#000000" style:font-name="Calibri Light" fo:font-size="12pt" fo:font-weight="bold" style:font-size-asian="12pt" style:font-weight-asian="bold" style:font-name-complex="Calibri Light1" style:font-size-complex="12pt"/>
    </style:style>
    <style:style style:name="T9" style:family="text">
      <style:text-properties fo:color="#000000" style:font-name="Calibri Light" fo:font-size="12pt" fo:font-style="italic" style:font-size-asian="12pt" style:font-style-asian="italic" style:font-name-complex="Times New Roman" style:font-size-complex="12pt" style:font-style-complex="italic"/>
    </style:style>
    <style:style style:name="T10" style:family="text">
      <style:text-properties fo:color="#000000" style:font-name="Calibri Light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1" style:family="text">
      <style:text-properties fo:color="#000000" style:font-name="Calibri Light" fo:font-size="12pt" fo:language="en" fo:country="US" style:font-size-asian="12pt" style:font-name-complex="Calibri Light1" style:font-size-complex="12pt"/>
    </style:style>
    <style:style style:name="T12" style:family="text">
      <style:text-properties style:font-name="Calibri Light" fo:font-size="12pt" style:font-size-asian="12pt" style:font-name-complex="Calibri Light1" style:font-size-complex="12pt"/>
    </style:style>
    <style:style style:name="T13" style:family="text">
      <style:text-properties style:font-name="Calibri Light" fo:font-size="12pt" style:font-size-asian="12pt" style:font-name-complex="Times New Roman" style:font-size-complex="12pt"/>
    </style:style>
    <style:style style:name="T14" style:family="text">
      <style:text-properties style:font-name="Calibri Light" fo:font-size="12pt" fo:font-style="italic" style:font-name-asian="Arial" style:font-size-asian="12pt" style:font-style-asian="italic" style:font-name-complex="Times New Roman" style:font-size-complex="12pt" style:font-style-complex="italic"/>
    </style:style>
    <style:style style:name="T15" style:family="text">
      <style:text-properties style:font-name="Calibri Light" fo:font-size="12pt" fo:background-color="#ffffff" loext:char-shading-value="0" style:font-size-asian="12pt" style:font-name-complex="Times New Roman" style:font-size-complex="12pt"/>
    </style:style>
    <style:style style:name="T16" style:family="text">
      <style:text-properties style:font-name="Calibri Light" fo:font-size="12pt" style:font-name-asian="Arial" style:font-size-asian="12pt" style:font-name-complex="Times New Roman" style:font-size-complex="12pt"/>
    </style:style>
    <style:style style:name="T17" style:family="text">
      <style:text-properties style:font-name="Calibri Light" fo:font-size="12pt" style:font-name-asian="Arial" style:font-size-asian="12pt" style:font-name-complex="Calibri Light1" style:font-size-complex="12pt"/>
    </style:style>
    <style:style style:name="T18" style:family="text">
      <style:text-properties fo:color="#d9d9d9" style:font-name="Calibri Light" fo:font-size="12pt" style:font-size-asian="12pt" style:font-name-complex="Calibri Light1" style:font-size-complex="12pt"/>
    </style:style>
    <style:style style:name="T19" style:family="text">
      <style:text-properties fo:color="#767171" style:font-name="Calibri Light" fo:font-size="12pt" style:font-name-asian="Arial" style:font-size-asian="12pt" style:font-name-complex="Times New Roman" style:font-size-complex="12pt"/>
    </style:style>
    <style:style style:name="T20" style:family="text">
      <style:text-properties fo:color="#767171" style:font-name="Calibri Light" fo:font-size="12pt" style:font-name-asian="Arial" style:font-size-asian="12pt" style:font-name-complex="Times New Roman" style:font-size-complex="12pt"/>
    </style:style>
    <style:style style:name="T21" style:family="text">
      <style:text-properties fo:color="#767171" style:font-name="Calibri Light" fo:font-size="12pt" style:font-name-asian="Arial" style:font-size-asian="12pt" style:font-name-complex="Calibri Light1" style:font-size-complex="12pt"/>
    </style:style>
    <style:style style:name="T22" style:family="text">
      <style:text-properties fo:color="#767171" style:font-name="Calibri Light" fo:font-size="12pt" style:font-name-asian="Arial" style:font-size-asian="12pt" style:font-name-complex="Calibri Light1" style:font-size-complex="12pt"/>
    </style:style>
    <style:style style:name="T23" style:family="text">
      <style:text-properties fo:color="#767171" style:font-name="Calibri Light" fo:font-size="12pt" fo:font-style="italic" style:font-name-asian="Arial" style:font-size-asian="12pt" style:font-style-asian="italic" style:font-name-complex="Times New Roman" style:font-size-complex="12pt" style:font-style-complex="italic"/>
    </style:style>
    <style:style style:name="T24" style:family="text">
      <style:text-properties fo:color="#767171" style:font-name="Calibri Light" fo:font-size="12pt" style:font-size-asian="12pt" style:font-name-complex="Times New Roman" style:font-size-complex="12pt"/>
    </style:style>
    <style:style style:name="T25" style:family="text">
      <style:text-properties fo:color="#767171" style:font-name="Calibri Light" fo:font-size="12pt" style:font-size-asian="12pt" style:font-name-complex="Times New Roman" style:font-size-complex="12pt"/>
    </style:style>
    <style:style style:name="T26" style:family="text">
      <style:text-properties fo:color="#767171" style:font-name="Calibri Light" fo:font-size="12pt" style:font-size-asian="12pt" style:font-name-complex="Calibri Light1" style:font-size-complex="12pt"/>
    </style:style>
    <style:style style:name="T27" style:family="text">
      <style:text-properties fo:color="#767171" style:font-name="Calibri Light" fo:font-size="12pt" style:font-size-asian="12pt" style:font-name-complex="Calibri Light1" style:font-size-complex="12pt"/>
    </style:style>
    <style:style style:name="T28" style:family="text">
      <style:text-properties fo:color="#767171" style:font-name="Calibri Light" fo:font-size="12pt" fo:language="en" fo:country="US" style:font-size-asian="12pt" style:font-name-complex="Calibri Light1" style:font-size-complex="12pt"/>
    </style:style>
    <style:style style:name="T29" style:family="text">
      <style:text-properties fo:color="#3b3838" style:font-name="Calibri Light" fo:font-size="12pt" style:font-name-asian="Arial" style:font-size-asian="12pt" style:font-name-complex="Times New Roman" style:font-size-complex="12pt"/>
    </style:style>
    <style:style style:name="T30" style:family="text">
      <style:text-properties fo:color="#3b3838" style:font-name="Calibri Light" fo:font-size="12pt" style:font-name-asian="Arial" style:font-size-asian="12pt" style:font-name-complex="Calibri Light1" style:font-size-complex="12pt"/>
    </style:style>
    <style:style style:name="T31" style:family="text">
      <style:text-properties fo:color="#2f5496" style:font-name="Calibri Light" fo:font-size="12pt" style:font-name-asian="Arial" style:font-size-asian="12pt" style:font-name-complex="Times New Roman" style:font-size-complex="12pt"/>
    </style:style>
    <style:style style:name="T32" style:family="text">
      <style:text-properties fo:color="#2f5496" style:font-name="Calibri Light" fo:font-size="12pt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DUARDO MACEDO DE CARVALHO</text:span></text:p>
      <text:p text:style-name="No_20_Spacing"><text:span text:style-name="T3">Solteiro, 37 anos | mobile: 11-99282-7166 | @ macedo_7@hotmail.com</text:span></text:p>
      <text:p text:style-name="No_20_Spacing"><text:a xlink:type="simple" xlink:href="https://www.linkedin.com/in/eduardomcarvalho/" text:style-name="ListLabel_20_22" text:visited-style-name="ListLabel_20_22"><text:span text:style-name="Internet_20_link"><text:span text:style-name="T12">https://www.linkedin.com/in/eduardomcarvalho/</text:span></text:span></text:a><text:span text:style-name="T12"> </text:span></text:p>
      <text:p text:style-name="P6"/>
      <text:p text:style-name="No_20_Spacing"><text:span text:style-name="T7">OBJETIVO </text:span><text:span text:style-name="T18">_______________________________________________________________________/</text:span></text:p>
      <text:p text:style-name="P10"/>
      <text:p text:style-name="P11"><text:span text:style-name="T6">Trabalhar na administração de servidores Windows e Linux On Premise e Cloud na AWS, Azure e Google Cloud, desenvolvendo soluções de melhoria através de automação e implementação da cultura DevOps para gerenciamento de aplicações, serviços e infraestrutura Iaas, SaaS, PaaS, BaaS e Faas. Atualmente estou me especializando para desenvolvimento Front-end Web.</text:span></text:p>
      <text:p text:style-name="P10"/>
      <text:p text:style-name="No_20_Spacing"><text:span text:style-name="T8">EXPERIÊNCIA </text:span><text:span text:style-name="T18">____________________________________________________________________/</text:span></text:p>
      <text:p text:style-name="P9"/>
      <text:p text:style-name="No_20_Spacing"><text:span text:style-name="T19">08.2017 a atual</text:span><text:span text:style-name="T29"> - </text:span><text:span text:style-name="T31">Analista Cloud,</text:span><text:span text:style-name="T29"> <text:s text:c="15"/></text:span><text:span text:style-name="T30"><text:tab/></text:span></text:p>
      <text:p text:style-name="No_20_Spacing"><text:span text:style-name="T14">Linx Sistemas e Consultoria Ltda. - www.linx.com.br</text:span></text:p>
      <text:p text:style-name="No_20_Spacing"><text:span text:style-name="T21"><text:s text:c="2"/><text:tab/></text:span></text:p>
      <text:p text:style-name="P12"><text:span text:style-name="T6">“Administração de servidores Windows e Linux para aplicação e banco de dados em nuvem pública da Microsoft Azure e AWS. Gerenciamento de APIs, URL, Docker e automatização de infraestrutura."</text:span></text:p>
      <text:p text:style-name="No_20_Spacing"><text:span text:style-name="T21"><text:s text:c="21"/><text:tab/></text:span></text:p>
      <text:p text:style-name="No_20_Spacing"><text:span text:style-name="T24">07.2016 até 04.2017 - </text:span><text:span text:style-name="T32">Consultor em TI,</text:span><text:span text:style-name="T24"> <text:s text:c="5"/></text:span><text:span text:style-name="T26"><text:tab/></text:span></text:p>
      <text:p text:style-name="No_20_Spacing"><text:span text:style-name="T9">Deal Technologies - www.deal.com.br</text:span></text:p>
      <text:p text:style-name="P6"/>
      <text:p text:style-name="P11"><text:span text:style-name="lt-line-clamp_5f__5f_line"><text:span text:style-name="T15">“Projeto in-loco para implementação de sistemas P2K para gerenciamento do fluxo de dados do entre matriz, lojas e cdis do cliente Centauro.”</text:span></text:span></text:p>
      <text:p text:style-name="P6"/>
      <text:p text:style-name="No_20_Spacing"><text:span text:style-name="T24">08.2015 ATÉ 04.2016 - </text:span><text:span text:style-name="T32">Consultor em Informática e Processamento de Dados,</text:span><text:span text:style-name="T24"> <text:s text:c="17"/></text:span><text:span text:style-name="T26"><text:tab/></text:span></text:p>
      <text:p text:style-name="No_20_Spacing"><text:span text:style-name="T9">MCM Assessoria Contábil - www.mcmcontabil.com.br</text:span></text:p>
      <text:p text:style-name="P6"/>
      <text:p text:style-name="P11"><text:span text:style-name="T15">“Administração da infraestrutura de TI e sistemas de gerenciamento interno do cliente Boticário”</text:span></text:p>
      <text:p text:style-name="P6"/>
      <text:p text:style-name="No_20_Spacing"><text:span text:style-name="T8">FORMAÇÃO </text:span><text:span text:style-name="T18">____________________________________________________________________/</text:span></text:p>
      <text:p text:style-name="P6"/>
      <text:p text:style-name="No_20_Spacing"><text:span text:style-name="T19">2018-2020 – </text:span><text:span text:style-name="T31">Graduação em Analise e Desenvolvimento de Sistemas</text:span><text:span text:style-name="T16">,</text:span></text:p>
      <text:p text:style-name="No_20_Spacing"><text:span text:style-name="T14">Universidade Cidade São Paulo – Unicid-Unicsul.</text:span></text:p>
      <text:p text:style-name="P8"/>
      <text:p text:style-name="No_20_Spacing"><text:span text:style-name="T7">CURSOS </text:span><text:span text:style-name="T18">________________________________________________________________________/</text:span></text:p>
      <text:p text:style-name="P10"/>
      <text:p text:style-name="P13"><text:span text:style-name="T6">Javascript completo (Udemy) = </text:span><text:span text:style-name="T24">cursando</text:span></text:p>
      <text:p text:style-name="P13"><text:span text:style-name="T6">API com NodeJS + Express + MongoDB (Udemy) = </text:span><text:span text:style-name="T24">cursando</text:span><text:bookmark text:name="_GoBack"/></text:p>
      <text:p text:style-name="P13"><text:span text:style-name="T6">TypeScript (Udemy) = </text:span><text:span text:style-name="T24">cursando</text:span></text:p>
      <text:p text:style-name="P13"><text:span text:style-name="T6">Mongo, Express, Angular e NodeJS (Udemy) = </text:span><text:span text:style-name="T24">05.2019 (15h)</text:span></text:p>
      <text:p text:style-name="P13"><text:span text:style-name="T6">NodeJS e MongoDB (Udemy) = </text:span><text:span text:style-name="T24">04.2019 (15h)</text:span></text:p>
      <text:p text:style-name="P13"><text:span text:style-name="T6">Git e GitHub (Udemy) = </text:span><text:span text:style-name="T24">03.2019 (20h)</text:span></text:p>
      <text:p text:style-name="P13"><text:span text:style-name="T6">AWS com Terraform (Udemy) = </text:span><text:span text:style-name="T24">03.2019 (5h)</text:span></text:p>
      <text:p text:style-name="P13"><text:soft-page-break/><text:span text:style-name="T3">DevOps Foundation (Universidade Estabilis) = </text:span><text:span text:style-name="T26">03.2019 (20h)</text:span></text:p>
      <text:p text:style-name="P13"><text:span text:style-name="T3">Microsoft Power BI para Data Science (Data Science Academy) = </text:span><text:span text:style-name="T26">11.2018 (60h)</text:span></text:p>
      <text:p text:style-name="P13"><text:span text:style-name="T3">AWS na Prática (Universidade Estabilis) = </text:span><text:span text:style-name="T26">09.2018 (24h)</text:span></text:p>
      <text:p text:style-name="P13"><text:span text:style-name="T17">Docker - Ferramentas para Desenvolvedores (Udemy) = </text:span><text:span text:style-name="T21">04.2018 (6h)</text:span></text:p>
      <text:p text:style-name="P13"><text:span text:style-name="T3">AWS: Fundamentos (Udemy) = </text:span><text:span text:style-name="T26">02.2018 (1.5h)</text:span></text:p>
      <text:p text:style-name="P13"><text:span text:style-name="T3">Microsoft Azure: Backup e Recovery (Udemy) = </text:span><text:span text:style-name="T26">02.2018 (1.5h)</text:span></text:p>
      <text:p text:style-name="P13"><text:span text:style-name="T3">Microsoft Azure: Fundamentos (Udemy) = </text:span><text:span text:style-name="T26">01.2018 (7h)</text:span></text:p>
      <text:p text:style-name="P13"><text:span text:style-name="T11">ITSM 8.0 Fundamentals: Basic Architecture Overview (Symantec) = </text:span><text:span text:style-name="T28">09.2017 (2h)</text:span></text:p>
      <text:p text:style-name="P13"><text:span text:style-name="T3">RedHat Enterprise Linux 7.2 / CentOS 7 (Udemy) = </text:span><text:span text:style-name="T26">05.2017 (4h)</text:span></text:p>
      <text:p text:style-name="P13"><text:span text:style-name="T11">Ethical Hacking, Cyber Security e CSIRT Foundation (ITCerts) = </text:span><text:span text:style-name="T28">05.2017 (6h)</text:span></text:p>
      <text:p text:style-name="P13"><text:span text:style-name="T3">Instalação e configuração de Hyper-V (Nettsplus London) = </text:span><text:span text:style-name="T26">09.2014 (8h)</text:span></text:p>
      <text:p text:style-name="P13"><text:span text:style-name="T3">MCSA Windows Server 2012 R2 (UOL Diveo) = </text:span><text:span text:style-name="T26">07.2014 (60h)</text:span></text:p>
      <text:p text:style-name="P13"><text:span text:style-name="T11">Terminal Linux (Udemy Course) = </text:span><text:span text:style-name="T28">05.2014 (4h)</text:span></text:p>
      <text:p text:style-name="P13"><text:span text:style-name="T3">Configurações de VMware vSphere e vCenter (Solvo Missão Crítica) = </text:span><text:span text:style-name="T26">01.2014 (8h)</text:span></text:p>
      <text:p text:style-name="P1"><text:span text:style-name="T3">Linux Essentials LP1 (Dletc do Brasil) = </text:span><text:span text:style-name="T26">12.2013 (12h)</text:span></text:p>
      <text:p text:style-name="P1"><text:span text:style-name="T3">Configuração e Soluções de Problemas do Windows Server 2008 R2 (Green) = </text:span><text:span text:style-name="T26">03.2012 (40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Menção_20_Pendente1" style:display-name="Menção Pendente1" style:family="text" style:parent-style-name="Default_20_Paragraph_20_Font">
      <style:text-properties fo:color="#605e5c" fo:background-color="#e1dfdd"/>
    </style:style>
    <style:style style:name="lt-line-clamp_5f__5f_line" style:display-name="lt-line-clamp__line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767171"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767171"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767171" style:font-name-asian="Calibri1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 Light" fo:font-family="'Calibri Light'" style:font-family-generic="roman" style:font-pitch="variable" fo:font-size="12pt" style:font-size-asian="12pt" style:font-name-complex="Calibri Light1" style:font-family-complex="'Calibri Light'" style:font-family-generic-complex="system" style:font-pitch-complex="variable" style:font-size-complex="12pt"/>
    </style:style>
    <style:style style:name="ListLabel_20_22" style:display-name="ListLabel 22" style:family="text">
      <style:text-properties style:font-name="Calibri Light" fo:font-family="'Calibri Light'" style:font-family-generic="roman" style:font-pitch="variable" fo:font-size="12pt" style:font-size-asian="12pt" style:font-name-complex="Calibri Light1" style:font-family-complex="'Calibri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cm" fo:margin-left="0cm" fo:margin-top="0cm" fo:margin-bottom="0cm" table:align="left" style:writing-mode="lr-tb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5.664cm"/>
    </style:style>
    <style:style style:name="Tabela1.C" style:family="table-column">
      <style:table-column-properties style:column-width="5.67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 fo:margin-left="-0.203cm" fo:margin-right="0cm" fo:margin-top="0cm" fo:margin-bottom="0.282cm" loext:contextual-spacing="false" fo:text-indent="0cm" style:auto-text-indent="false"/>
    </style:style>
    <style:style style:name="MP2" style:family="paragraph" style:parent-style-name="Header">
      <style:paragraph-properties fo:margin-top="0cm" fo:margin-bottom="0.282cm" loext:contextual-spacing="false" fo:text-align="center" style:justify-single-word="false"/>
    </style:style>
    <style:style style:name="MP3" style:family="paragraph" style:parent-style-name="Header">
      <style:paragraph-properties fo:margin-left="0cm" fo:margin-right="-0.203cm" fo:margin-top="0cm" fo:margin-bottom="0.282cm" loext:contextual-spacing="false" fo:text-align="end" style:justify-single-word="false" fo:text-indent="0cm" style:auto-text-indent="false"/>
    </style:style>
    <style:style style:name="MP4" style:family="paragraph" style:parent-style-name="Header">
      <style:paragraph-properties fo:margin-top="0cm" fo:margin-bottom="0.282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51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/>
            </table:table-cell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46:00</meta:creation-date>
    <meta:initial-creator>NTTEV</meta:initial-creator>
    <dc:language>pt-BR</dc:language>
    <dc:creator>Eduardo Macedo</dc:creator>
    <dc:date>2019-06-17T15:40:00</dc:date>
    <meta:editing-cycles>261</meta:editing-cycles>
    <meta:editing-duration>PT2M</meta:editing-duration>
    <meta:generator>LibreOffice/6.2.4.2$Windows_X86_64 LibreOffice_project/2412653d852ce75f65fbfa83fb7e7b669a126d64</meta:generator>
    <meta:print-date>2019-06-24T12:06:19.280000000</meta:print-date>
    <meta:document-statistic meta:table-count="1" meta:image-count="0" meta:object-count="0" meta:page-count="2" meta:paragraph-count="44" meta:word-count="391" meta:character-count="2991" meta:non-whitespace-character-count="25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